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Montserrat" fo:font-weight="normal" officeooo:rsid="001b5f93" officeooo:paragraph-rsid="001b5f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bold" officeooo:rsid="001b5f93" officeooo:paragraph-rsid="001b5f9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bold" officeooo:rsid="001f9bf6" officeooo:paragraph-rsid="001f9bf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b5f93" officeooo:paragraph-rsid="001b5f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b5f93" officeooo:paragraph-rsid="001f9bf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c7f8b" officeooo:paragraph-rsid="001c7f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tserrat" fo:font-size="12pt" style:text-underline-style="solid" style:text-underline-width="auto" style:text-underline-color="font-color" fo:font-weight="normal" officeooo:rsid="001b5f93" officeooo:paragraph-rsid="001b5f9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2pt" style:text-underline-style="solid" style:text-underline-width="auto" style:text-underline-color="font-color" fo:font-weight="normal" officeooo:rsid="00209861" officeooo:paragraph-rsid="002098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6pt" style:text-underline-style="none" fo:font-weight="bold" officeooo:rsid="001b5f93" officeooo:paragraph-rsid="001b5f9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Montserrat" fo:font-size="20pt" style:text-underline-style="solid" style:text-underline-width="auto" style:text-underline-color="font-color" fo:font-weight="bold" officeooo:rsid="001b5f93" officeooo:paragraph-rsid="001b5f9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Droid Sans Mono" fo:font-size="12pt" style:text-underline-style="solid" style:text-underline-width="auto" style:text-underline-color="font-color" fo:font-weight="normal" officeooo:rsid="001b5f93" officeooo:paragraph-rsid="001b5f93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4" style:family="paragraph" style:parent-style-name="Standard">
      <style:paragraph-properties style:line-height-at-least="0.503cm"/>
      <style:text-properties fo:color="#000000" loext:opacity="100%" officeooo:rsid="001c7f8b" officeooo:paragraph-rsid="001c7f8b" fo:background-color="transparent"/>
    </style:style>
    <style:style style:name="P15" style:family="paragraph" style:parent-style-name="Standard">
      <style:paragraph-properties style:line-height-at-least="0.503cm"/>
      <style:text-properties fo:color="#000000" loext:opacity="100%" style:font-name="Montserrat" officeooo:rsid="001c7f8b" officeooo:paragraph-rsid="001c7f8b" fo:background-color="transparent"/>
    </style:style>
    <style:style style:name="P16" style:family="paragraph" style:parent-style-name="Standard">
      <style:paragraph-properties style:line-height-at-least="0.503cm"/>
      <style:text-properties fo:color="#000000" loext:opacity="100%" style:font-name="Montserrat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c7f8b"/>
    </style:style>
    <style:style style:name="T4" style:family="text">
      <style:text-properties officeooo:rsid="001e24be"/>
    </style:style>
    <style:style style:name="T5" style:family="text">
      <style:text-properties officeooo:rsid="001f9bf6"/>
    </style:style>
    <style:style style:name="T6" style:family="text">
      <style:text-properties fo:font-weight="bold" officeooo:rsid="001f9bf6" style:font-weight-asian="bold" style:font-weight-complex="bold"/>
    </style:style>
    <style:style style:name="T7" style:family="text">
      <style:text-properties officeooo:rsid="00209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te-rendue</text:p>
      <text:p text:style-name="P9"><text:span text:style-name="T1">TP1</text:span><text:tab/><text:tab/><text:tab/><text:tab/><text:tab/><text:tab/><text:tab/><text:tab/><text:tab/><text:tab/><text:tab/> <text:s text:c="8"/><text:span text:style-name="T1">INF304</text:span></text:p>
      <text:p text:style-name="P2"><text:span text:style-name="T1"/></text:p>
      <text:p text:style-name="P3">1.</text:p>
      <text:p text:style-name="P7">- image_io :</text:p>
      <text:p text:style-name="P4">Contient les fonctions permettants ouvrants les fichiers image et les stocks dans la RAM.</text:p>
      <text:p text:style-name="P4"/>
      <text:p text:style-name="P7">- opération_image :</text:p>
      <text:p text:style-name="P4">Contient les fonctions qui modifient pixels par pixels l’image entrée vers une nouvelle.</text:p>
      <text:p text:style-name="P4"/>
      <text:p text:style-name="P7">- transformation_image :</text:p>
      <text:p text:style-name="P4">Contient la fonction principal du programme qui permet la modification des images.</text:p>
      <text:p text:style-name="P4"/>
      <text:p text:style-name="P7">- type_image :</text:p>
      <text:p text:style-name="P4">Contient les fonctions de lecture et d’enregistrement des valeurs stockés dans les fichiers et contient aussi la fonction qui modifie les valeurs des pixels. </text:p>
      <text:p text:style-name="P4"/>
      <text:p text:style-name="P7">- <text:span text:style-name="T7">tout fichiers d’extension « .h » :</text:span></text:p>
      <text:p text:style-name="P8"><text:span text:style-name="T2">Les fichiers d’extension « .h » contiennent les prototypes des fonctions contenue dans les fichiers d’extension « .c » ayant le même nom.</text:span></text:p>
      <text:p text:style-name="P4"/>
      <text:p text:style-name="P5"><text:span text:style-name="T6">2.</text:span></text:p>
      <text:p text:style-name="P5">Le programme initialement fournie, n’effectue aucune modification d’image, <text:span text:style-name="T3">car la fonction inverse_video() ne contenait pas les lignes de codes permettant le traitement des pixels de l’image.</text:span></text:p>
      <text:p text:style-name="P4"/>
      <text:p text:style-name="P3">3.</text:p>
      <text:p text:style-name="P11">- void symetrie_horizontal(Image im1, Image *im2);</text:p>
      <text:p text:style-name="P15">La fonction réalise une symétrie par rapport à l’axe horizontale de l’image. </text:p>
      <text:p text:style-name="P13"/>
      <text:p text:style-name="P12">- void symetrie_vertical(Image im1, Image *im2);</text:p>
      <text:p text:style-name="P15">La fonction réalise une symétrie par rapport à l’axe verticale de l’image.</text:p>
      <text:p text:style-name="P16"/>
      <text:p text:style-name="P12">- void rotation_90_r(Image im1, Image *im2);</text:p>
      <text:p text:style-name="P15">La fonction réalise une rotation de l’image, <text:s/>à 90 degrès, dans le sens anti-horaire.</text:p>
      <text:p text:style-name="P14"/>
      <text:p text:style-name="P12">- void rotation_90_l(Image im1, Image *im2);</text:p>
      <text:p text:style-name="P15">La fonction réalise une rotation de l’image, à 90 degrès, dans le sens horaire.</text:p>
      <text:p text:style-name="P14"/>
      <text:p text:style-name="P12">- void div_val_pix_by_2(Image im1, Image *im2);</text:p>
      <text:p text:style-name="P15">La fonction divise la valeur de chaque pixels, de l’image, par deux.</text:p>
      <text:p text:style-name="P14"/>
      <text:p text:style-name="P12">- void mult_val_pix_by_2(Image im1, Image *im2);</text:p>
      <text:p text:style-name="P6">la fonction multiplie <text:span text:style-name="T4">la valeur de chaque pixels, de l’image, par de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ontserrat" fo:font-weight="normal" officeooo:rsid="001b5f93" officeooo:paragraph-rsid="001b5f93" style:font-weight-asian="normal" style:font-weight-complex="normal"/>
    </style:style>
    <style:style style:name="MT1" style:family="text">
      <style:text-properties officeooo:rsid="001f9b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Djordan <text:span text:style-name="MT1">J</text:span>ouvel-<text:span text:style-name="MT1">T</text:span>riollet - Benjamin Bellier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8T14:37:45.980910558</meta:creation-date>
    <dc:date>2020-09-18T16:25:08.946368665</dc:date>
    <meta:editing-duration>PT14M21S</meta:editing-duration>
    <meta:editing-cycles>1</meta:editing-cycles>
    <meta:document-statistic meta:table-count="0" meta:image-count="0" meta:object-count="0" meta:page-count="1" meta:paragraph-count="29" meta:word-count="255" meta:character-count="1675" meta:non-whitespace-character-count="1427"/>
    <meta:generator>LibreOffice/7.0.1.1.0$Linux_X86_64 LibreOffice_project/00$Build-1</meta:generator>
  </office:meta>
</office:document-meta>
</file>